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600000272EF42BFC3.png" manifest:media-type="image/png"/>
  <manifest:file-entry manifest:full-path="Pictures/10000001000004500000026C41CD7F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233cm, 0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4.081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85cm" svg:height="20.556cm" svg:x="1.051cm" svg:y="1.081cm">
          <draw:image xlink:href="Pictures/100000010000045600000272EF42BFC3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18.68cm" svg:height="20.254cm" svg:x="1.317cm" svg:y="1.952cm">
          <draw:image xlink:href="Pictures/10000001000004500000026C41CD7F8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3T23:24:09.527000000</meta:creation-date>
    <dc:date>2024-07-13T23:27:19.545000000</dc:date>
    <meta:editing-duration>PT3M10S</meta:editing-duration>
    <meta:editing-cycles>1</meta:editing-cycles>
    <meta:document-statistic meta:object-count="2"/>
    <meta:generator>LibreOffice/24.2.4.2$Windows_X86_64 LibreOffice_project/51a6219feb6075d9a4c46691dcfe0cd9c4fff3c2</meta:generator>
  </office:meta>
</office:document-meta>
</file>